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2000005ED700003091D6A5C4F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278cm" svg:height="12.432cm" svg:x="1.919cm" svg:y="4.336cm">
          <draw:image xlink:href="Pictures/2000012000005ED700003091D6A5C4FA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10T14:37:36</meta:creation-date>
    <dc:date>2009-08-21T12:17:57</dc:date>
    <dc:language>en-US</dc:language>
    <meta:editing-cycles>9</meta:editing-cycles>
    <meta:editing-duration>PT16M3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